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db7a8a"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db7a8a" style:font-size-asian="11pt" style:font-style-asian="italic" style:font-size-complex="11pt" style:font-style-complex="italic"/>
    </style:style>
    <style:style style:name="P6"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7"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8" style:family="paragraph" style:parent-style-name="Preformatted_20_Text">
      <style:paragraph-properties style:writing-mode="lr-tb"/>
      <style:text-properties fo:font-size="13pt" officeooo:paragraph-rsid="01db7a8a" style:font-size-asian="13pt" style:font-size-complex="13pt"/>
    </style:style>
    <style:style style:name="P9" style:family="paragraph" style:parent-style-name="Preformatted_20_Text">
      <style:paragraph-properties style:writing-mode="lr-tb"/>
      <style:text-properties fo:font-size="13pt" officeooo:rsid="01cfe221" officeooo:paragraph-rsid="01cfe221" style:font-size-asian="13pt" style:font-size-complex="13pt"/>
    </style:style>
    <style:style style:name="P10" style:family="paragraph" style:parent-style-name="Preformatted_20_Text">
      <style:paragraph-properties style:writing-mode="lr-tb"/>
      <style:text-properties style:font-name="Liberation Sans" fo:font-size="13pt" fo:font-style="normal" style:text-underline-style="none" officeooo:rsid="01d74f08" officeooo:paragraph-rsid="01cfe221" style:font-size-asian="13pt" style:font-style-asian="normal" style:font-size-complex="13pt" style:font-style-complex="normal"/>
    </style:style>
    <style:style style:name="P11"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2" style:family="paragraph" style:parent-style-name="Preformatted_20_Text">
      <style:text-properties style:font-name="Liberation Sans" fo:font-size="13pt" fo:font-style="normal" style:text-underline-style="none" officeooo:rsid="01c6807f" officeooo:paragraph-rsid="01d1cf34" style:font-name-asian="Nimbus Mono L" style:font-size-asian="13pt" style:font-style-asian="normal" style:font-name-complex="Liberation Mono" style:font-size-complex="13pt" style:font-style-complex="normal"/>
    </style:style>
    <style:style style:name="P13" style:family="paragraph" style:parent-style-name="Preformatted_20_Text">
      <style:paragraph-properties style:writing-mode="lr-tb"/>
      <style:text-properties style:font-name="Liberation Sans" fo:font-size="13pt" fo:font-style="normal" style:text-underline-style="none" officeooo:rsid="0181e0c6" officeooo:paragraph-rsid="01dd3a06" style:font-name-asian="Nimbus Mono L" style:font-size-asian="13pt" style:font-style-asian="normal" style:font-name-complex="Liberation Mono" style:font-size-complex="13pt" style:font-style-complex="normal"/>
    </style:style>
    <style:style style:name="P14" style:family="paragraph" style:parent-style-name="Preformatted_20_Text">
      <style:paragraph-properties style:writing-mode="lr-tb"/>
      <style:text-properties style:font-name="Liberation Sans" fo:font-size="13pt" fo:font-style="normal" style:text-underline-style="none" officeooo:rsid="01d92df6" officeooo:paragraph-rsid="01dd3a06" style:font-name-asian="Nimbus Mono L" style:font-size-asian="13pt" style:font-style-asian="normal" style:font-name-complex="Liberation Mono" style:font-size-complex="13pt" style:font-style-complex="normal"/>
    </style:style>
    <style:style style:name="P15" style:family="paragraph" style:parent-style-name="Preformatted_20_Text">
      <style:text-properties style:font-name="Liberation Serif" fo:font-size="13pt" fo:font-style="normal" style:text-underline-style="none" officeooo:rsid="00083d4b" officeooo:paragraph-rsid="00083d4b" style:font-size-asian="13pt" style:font-style-asian="normal" style:font-size-complex="13pt" style:font-style-complex="normal"/>
    </style:style>
    <style:style style:name="P16" style:family="paragraph" style:parent-style-name="Preformatted_20_Text">
      <style:text-properties fo:font-size="13pt" officeooo:paragraph-rsid="01dd3a06" style:font-size-asian="13pt" style:font-size-complex="13pt"/>
    </style:style>
    <style:style style:name="P17" style:family="paragraph" style:parent-style-name="Preformatted_20_Text">
      <style:text-properties style:font-name="Liberation Sans" fo:font-size="13pt" fo:font-style="normal" style:text-underline-style="none" officeooo:rsid="01c4b317" officeooo:paragraph-rsid="01dd3a06" fo:background-color="transparent"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ans" fo:font-size="13pt" fo:font-style="normal" style:text-underline-style="none" officeooo:rsid="01cc8e23" officeooo:paragraph-rsid="01d92df6" fo:background-color="transparent" style:font-name-asian="Nimbus Mono L" style:font-size-asian="13pt" style:font-style-asian="normal" style:font-name-complex="Liberation Mono" style:font-size-complex="13pt" style:font-style-complex="normal"/>
    </style:style>
    <style:style style:name="P19" style:family="paragraph" style:parent-style-name="Preformatted_20_Text">
      <style:paragraph-properties style:writing-mode="lr-tb"/>
      <style:text-properties fo:font-size="13pt" officeooo:paragraph-rsid="01dd3a06" style:font-size-asian="13pt" style:font-size-complex="13pt"/>
    </style:style>
    <style:style style:name="P20" style:family="paragraph" style:parent-style-name="Preformatted_20_Text">
      <style:text-properties style:font-name="Liberation Sans" fo:font-size="13pt" fo:font-style="normal" style:text-underline-style="none" officeooo:rsid="01a54be6" officeooo:paragraph-rsid="01c4b317" fo:background-color="transparent" style:font-name-asian="Nimbus Mono L" style:font-size-asian="13pt" style:font-style-asian="normal" style:font-name-complex="Liberation Mono" style:font-size-complex="13pt" style:font-style-complex="normal"/>
    </style:style>
    <style:style style:name="P21" style:family="paragraph" style:parent-style-name="Preformatted_20_Text">
      <style:text-properties fo:font-size="13pt" officeooo:paragraph-rsid="01c26751" style:font-size-asian="13pt" style:font-size-complex="13pt"/>
    </style:style>
    <style:style style:name="P22"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23"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24"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25"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26"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T1"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db7a8a"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1d671bc"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01b99ac" style:font-size-asian="16pt" style:font-weight-asian="bold" style:font-size-complex="16pt" style:font-weight-complex="bold"/>
    </style:style>
    <style:style style:name="T6" style:family="text">
      <style:text-properties style:font-name="Liberation Sans" fo:font-size="16pt" fo:font-weight="bold" officeooo:rsid="000dd66a" style:font-size-asian="16pt" style:font-weight-asian="bold" style:font-size-complex="16pt" style:font-weight-complex="bold"/>
    </style:style>
    <style:style style:name="T7" style:family="text">
      <style:text-properties style:font-name="Liberation Sans" fo:font-size="16pt" fo:font-weight="bold" officeooo:rsid="01ca5f48" style:font-size-asian="16pt" style:font-weight-asian="bold" style:font-size-complex="16pt" style:font-weight-complex="bold"/>
    </style:style>
    <style:style style:name="T8"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d74f08"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db7a8a"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cefc6a"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c6807f" style:font-name-asian="Nimbus Mono L" style:font-style-asian="normal" style:font-name-complex="Liberation Mono" style:font-style-complex="normal"/>
    </style:style>
    <style:style style:name="T18" style:family="text">
      <style:text-properties style:font-name="Liberation Sans" fo:font-style="normal" style:text-underline-style="none" style:font-name-asian="Nimbus Mono L" style:font-style-asian="normal" style:font-name-complex="Liberation Mono" style:font-style-complex="normal"/>
    </style:style>
    <style:style style:name="T19" style:family="text">
      <style:text-properties officeooo:rsid="01db7a8a"/>
    </style:style>
    <style:style style:name="T20" style:family="text">
      <style:text-properties fo:font-weight="bold" style:font-weight-asian="bold" style:font-weight-complex="bold"/>
    </style:style>
    <style:style style:name="T21" style:family="text">
      <style:text-properties fo:font-weight="bold" officeooo:rsid="000dd66a" style:font-weight-asian="bold" style:font-weight-complex="bold"/>
    </style:style>
    <style:style style:name="T22" style:family="text">
      <style:text-properties fo:font-weight="bold" officeooo:rsid="0160cefc" style:font-weight-asian="bold" style:font-weight-complex="bold"/>
    </style:style>
    <style:style style:name="T23" style:family="text">
      <style:text-properties officeooo:rsid="01caa47b"/>
    </style:style>
    <style:style style:name="T24" style:family="text">
      <style:text-properties officeooo:rsid="01d74f08"/>
    </style:style>
    <style:style style:name="T25" style:family="text">
      <style:text-properties officeooo:rsid="01dd3a06"/>
    </style:style>
    <style:style style:name="T26" style:family="text">
      <style:text-properties officeooo:rsid="0193b9d9"/>
    </style:style>
    <style:style style:name="T27" style:family="text">
      <style:text-properties officeooo:rsid="019e4a2a"/>
    </style:style>
    <style:style style:name="T28" style:family="text">
      <style:text-properties officeooo:rsid="0195e979"/>
    </style:style>
    <style:style style:name="T29" style:family="text">
      <style:text-properties officeooo:rsid="019615ac"/>
    </style:style>
    <style:style style:name="T30" style:family="text">
      <style:text-properties officeooo:rsid="01d92df6"/>
    </style:style>
    <style:style style:name="T31" style:family="text">
      <style:text-properties style:font-name="Liberation Sans" fo:font-style="normal" style:text-underline-style="none" officeooo:rsid="01d92df6"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dd3a06"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d3823c"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d4970c"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de52fc"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42"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43"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44"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45" style:family="text">
      <style:text-properties style:font-name="Liberation Sans" fo:font-style="normal" style:text-underline-style="none" officeooo:rsid="013c55a1" fo:background-color="transparent" loext:char-shading-value="0" style:font-style-asian="normal" style:font-style-complex="normal"/>
    </style:style>
    <style:style style:name="T46" style:family="text">
      <style:text-properties style:font-name="Liberation Sans" fo:font-style="normal" style:text-underline-style="none" officeooo:rsid="00083d4b" fo:background-color="transparent" loext:char-shading-value="0" style:font-style-asian="normal" style:font-style-complex="normal"/>
    </style:style>
    <style:style style:name="T47" style:family="text">
      <style:text-properties officeooo:rsid="0048b5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2</text:span><text:span text:style-name="T2">7</text:span><text:span text:style-name="T1">th</text:span><text:span text:style-name="T3"> </text:span><text:span text:style-name="T4">July</text:span><text:span text:style-name="T5"> 20</text:span><text:span text:style-name="T6">2</text:span><text:span text:style-name="T7">5</text:span></text:p>
      <text:p text:style-name="P3">Psalm 112:6-7</text:p>
      <text:p text:style-name="P4">[6] For the righteous will never be moved; he will be remembered forever.</text:p>
      <text:p text:style-name="P5">[7] He is not afraid of bad news; his heart is firm, trusting in the Lord.</text:p>
      <text:p text:style-name="P6"/>
      <text:p text:style-name="P7">Thanks to God</text:p>
      <text:p text:style-name="P8"><text:span text:style-name="T8">O </text:span><text:span text:style-name="T9">L</text:span><text:span text:style-name="T10">o</text:span><text:span text:style-name="T9">r</text:span><text:span text:style-name="T10">d,</text:span><text:span text:style-name="T11"> </text:span><text:span text:style-name="T12">we </text:span><text:span text:style-name="T13">thank You that we can </text:span><text:span text:style-name="T14">come before the throne of grace, </text:span><text:span text:style-name="T15">but only because we have been redeemed by the blood of Jesus, and we are now deemed to be righteous because He has given us His Perfect righteousness</text:span><text:span text:style-name="T16">. </text:span></text:p>
      <text:p text:style-name="P8"><text:span text:style-name="T17"/></text:p>
      <text:p text:style-name="P9"><text:span text:style-name="T17">W</text:span><text:span text:style-name="T18">e thank You that we have been released from the </text:span><text:span text:style-name="T15">old </text:span><text:span text:style-name="T18">bondage to sin </text:span><text:span text:style-name="T14">because of Your steadfast love, Your Perfect Goodness and Your gracious forgiveness</text:span><text:span text:style-name="T18">.</text:span></text:p>
      <text:p text:style-name="P10"/>
      <text:p text:style-name="P10">Because of that, we thank You that we no longer need to be afraid of bad news, because we place our trust in You. <text:span text:style-name="T19">We thank You that we can now be bearers of Good News.</text:span></text:p>
      <text:p text:style-name="P10"/>
      <text:p text:style-name="P11"><text:span text:style-name="T20">The Wide World...</text:span><text:span text:style-name="T21"> a</text:span><text:span text:style-name="T20">nd the </text:span><text:span text:style-name="T22">W</text:span><text:span text:style-name="T20">ider Church</text:span></text:p>
      <text:p text:style-name="P12"><text:span text:style-name="T23">W</text:span><text:span text:style-name="T24">e </text:span><text:span text:style-name="T19">pray</text:span><text:span text:style-name="T24"> for this </text:span><text:span text:style-name="T23">world </text:span><text:span text:style-name="T24">where </text:span><text:span text:style-name="T19">so many know the bad news but do not know that there is Good News, and a sure hope for the future. </text:span><text:span text:style-name="T25">We pray that we have opportunities to counter despair with the hope of eternal life in Jesus. Help us to recognise when we may offer a word of encouragement, or even dare to ask if we might pray for a person in their situation.</text:span></text:p>
      <text:p text:style-name="P12"/>
      <text:p text:style-name="P13"><text:span text:style-name="T26">We </text:span><text:span text:style-name="T27">again </text:span><text:span text:style-name="T28">pray</text:span><text:span text:style-name="T26"> </text:span><text:span text:style-name="T28">for our nation, our State and our communit</text:span><text:span text:style-name="T29">ies</text:span><text:span text:style-name="T28"> to turn back to You. </text:span><text:span text:style-name="T30">We </text:span><text:span text:style-name="T25">pray for the ongoing work of Blue Moose missions – the winter mission just concluded and the summer mission to come in January. We thank You that we were able to support Jack and the team in St Arnaud with Bibles suited to the young people there. We pray that they would not be neglected but read regularly.</text:span></text:p>
      <text:p text:style-name="P14"/>
      <text:p text:style-name="P15"><text:span text:style-name="T20">Ashburton</text:span></text:p>
      <text:p text:style-name="P16"><text:span text:style-name="T31">W</text:span><text:span text:style-name="T32">e pray for our </text:span><text:span text:style-name="T33">work</text:span><text:span text:style-name="T34"> </text:span><text:span text:style-name="T31">here at Ashburton, </text:span><text:span text:style-name="T34">as we </text:span><text:span text:style-name="T33">work out how to apply the teaching of the Ripple Effect workshop</text:span><text:span text:style-name="T35">, </text:span><text:span text:style-name="T33">especially</text:span><text:span text:style-name="T31"> </text:span><text:span text:style-name="T33">relating to </text:span><text:span text:style-name="T31">our family, friends and neighbours</text:span><text:span text:style-name="T36">. </text:span><text:span text:style-name="T33">We pray for the growth of our numbers – for we see the empty chairs, and long for them to be filled with more people who have come to put their trust in Jesus.</text:span></text:p>
      <text:p text:style-name="P17"/>
      <text:p text:style-name="P16"><text:span text:style-name="T37">We </text:span><text:span text:style-name="T33">persist</text:span><text:span text:style-name="T38"> </text:span><text:span text:style-name="T33">in</text:span><text:span text:style-name="T37"> pray</text:span><text:span text:style-name="T33">er</text:span><text:span text:style-name="T37"> for</text:span><text:span text:style-name="T35"> Alan Freer, </text:span><text:span text:style-name="T38">as he progresses in his rehabilitation, </text:span><text:span text:style-name="T31">for Diane, </text:span><text:span text:style-name="T33">as she begins exercises to restore the function in her shoulder</text:span><text:span text:style-name="T31">, for Mook </text:span><text:span text:style-name="T33">to fully</text:span><text:span text:style-name="T31"> recover from the ‘Flu, and others affected by illness or injury. </text:span></text:p>
      <text:p text:style-name="P18"/>
      <text:p text:style-name="P19"><text:span text:style-name="T36">We thank You for </text:span><text:span text:style-name="T33">Your Word, and for Mook’s preparation</text:span><text:span text:style-name="T39"> </text:span><text:span text:style-name="T33">so that what he </text:span><text:span text:style-name="T39">bring</text:span><text:span text:style-name="T33">s</text:span><text:span text:style-name="T39"> </text:span><text:span text:style-name="T33">in his preaching today is not just intellectual study but </text:span><text:span text:style-name="T36">Your </text:span><text:span text:style-name="T33">living </text:span><text:span text:style-name="T36">Word </text:span><text:span text:style-name="T33">for us to feed upon spiritually</text:span><text:span text:style-name="T39">. </text:span><text:span text:style-name="T33">May it enable us to defend ourselves against temptation more effectively than we have done in the past. </text:span><text:span text:style-name="T40">We pray that it will h</text:span><text:span text:style-name="T39">elp us </text:span><text:span text:style-name="T40">to worship more and more from hearts changed to be like our great High Priest </text:span><text:span text:style-name="T39">as we </text:span><text:span text:style-name="T40">work for the extension of the kingdom until</text:span><text:span text:style-name="T39"> Jesus returns</text:span><text:span text:style-name="T37">.</text:span></text:p>
      <text:p text:style-name="P20"/>
      <text:p text:style-name="P21"><text:span text:style-name="T41">In </text:span><text:span text:style-name="T36">His</text:span><text:span text:style-name="T42"> </text:span><text:span text:style-name="T43">Precious Name </text:span><text:span text:style-name="T44">we pray</text:span><text:span text:style-name="T45">, </text:span><text:span text:style-name="T46">Amen.</text:span></text:p>
      <text:p text:style-name="P22">Our Father, Who is in heaven,<text:line-break/>hallowed be Your name;<text:line-break/>Your kingdom come;<text:line-break/>Your will be done,<text:line-break/>on earth as it is in heaven.</text:p>
      <text:p text:style-name="P23"/>
      <text:p text:style-name="P23">Give us this day our daily bread.<text:line-break/>And forgive us our trespasses,<text:line-break/>as we forgive those that trespass against us.<text:line-break/>Lead us not into temptation;<text:line-break/>but deliver us from evil.</text:p>
      <text:p text:style-name="P23"/>
      <text:p text:style-name="P23">For Yours is the kingdom,<text:line-break/>the power, and the glory,<text:line-break/>for ever and ever.<text:line-break/>Amen.</text:p>
      <text:p text:style-name="P23"/>
      <text:p text:style-name="P24">They shall not grow old, as we that are left grow old.</text:p>
      <text:p text:style-name="P25">Age shall not weary them, nor the years condemn.</text:p>
      <text:p text:style-name="P25">At the going <text:span text:style-name="T47">d</text:span>own of the sun, and in the morning, </text:p>
      <text:p text:style-name="P25">We WILL remember them.</text:p>
      <text:p text:style-name="P26">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8-19T22:13:24.049238324</meta:creation-date>
    <dc:date>2025-07-25T23:12:46.148679053</dc:date>
    <meta:editing-duration>PT17H23M56S</meta:editing-duration>
    <meta:editing-cycles>195</meta:editing-cycles>
    <meta:generator>LibreOffice/25.2.5.2$Linux_X86_64 LibreOffice_project/fb4792146257752f54eab576deb869869b108571</meta:generator>
    <meta:print-date>2024-06-08T21:59:09.625322674</meta:print-date>
    <meta:document-statistic meta:table-count="0" meta:image-count="0" meta:object-count="0" meta:page-count="3" meta:paragraph-count="25" meta:word-count="607" meta:character-count="3162" meta:non-whitespace-character-count="2575"/>
  </office:meta>
</office:document-meta>
</file>